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DejaVu Sans" fo:font-size="14pt" fo:font-weight="bold" officeooo:rsid="00082cee" officeooo:paragraph-rsid="00082ce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DejaVu Sans" fo:font-size="14pt" fo:font-weight="bold" officeooo:rsid="00055a7b" officeooo:paragraph-rsid="00055a7b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DejaVu Sans" fo:font-size="14pt" officeooo:rsid="00055a7b" officeooo:paragraph-rsid="00055a7b" style:font-size-asian="14pt" style:font-size-complex="14pt"/>
    </style:style>
    <style:style style:name="P4" style:family="paragraph" style:parent-style-name="Standard">
      <style:text-properties style:font-name="DejaVu Sans" fo:font-size="14pt" officeooo:rsid="00066d60" officeooo:paragraph-rsid="00066d60" style:font-size-asian="14pt" style:font-size-complex="14pt"/>
    </style:style>
    <style:style style:name="P5" style:family="paragraph" style:parent-style-name="Standard">
      <style:text-properties style:font-name="DejaVu Sans" fo:font-size="14pt" officeooo:rsid="0007c9e1" officeooo:paragraph-rsid="0007c9e1" style:font-size-asian="14pt" style:font-size-complex="14pt"/>
    </style:style>
    <style:style style:name="P6" style:family="paragraph" style:parent-style-name="Standard">
      <style:text-properties style:font-name="DejaVu Sans" fo:font-size="14pt" officeooo:rsid="0009970f" officeooo:paragraph-rsid="0009970f" style:font-size-asian="14pt" style:font-size-complex="14pt"/>
    </style:style>
    <style:style style:name="T1" style:family="text">
      <style:text-properties officeooo:rsid="000997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бота с группами и пользователями в Linux.</text:p>
      <text:p text:style-name="P2">Добавление пользователя:</text:p>
      <text:p text:style-name="P3">sudo useradd -m anon</text:p>
      <text:p text:style-name="P2">Добавление пароля:</text:p>
      <text:p text:style-name="P3">sudo passwd anon</text:p>
      <text:p text:style-name="P2">Проверка создания домашнего каталога:</text:p>
      <text:p text:style-name="P3">sudo ls -ld /home/anon</text:p>
      <text:p text:style-name="P2">Изменение домашнего каталога:</text:p>
      <text:p text:style-name="P3">sudo usermod -d /home/wayne anon</text:p>
      <text:p text:style-name="P3">usermod — команда для модификации настроек пользователя.</text:p>
      <text:p text:style-name="P3">-d /home/wayne — указывает новый путь к домашнему каталогу.</text:p>
      <text:p text:style-name="P3">joker — имя пользователя, которого мы редактируем.</text:p>
      <text:p text:style-name="P4">Sudo grep -w „anon“ /etc/passwd — проверка изменений. Флаг -w используется для поиска точного совпадения слова.</text:p>
      <text:p text:style-name="P4">Sudo usermod -s /bin/bash anon — изменение оболчки на bash.</text:p>
      <text:p text:style-name="P5">Sudo passwd -l anon — блокировка аккаунта</text:p>
      <text:p text:style-name="P5">sudo passwd -u anon — разблокировка аккаунта</text:p>
      <text:p text:style-name="P5">sudo userdel -r anon — удаление пользователя <text:span text:style-name="T1">с домашним каталогом</text:span></text:p>
      <text:p text:style-name="P6">sudo userdel anon — удаление пользователя без домашнего каталог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7T10:36:55.743015680</meta:creation-date>
    <dc:date>2026-03-07T11:57:00.247382952</dc:date>
    <meta:editing-duration>PT13M21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18" meta:word-count="107" meta:character-count="790" meta:non-whitespace-character-count="692"/>
  </office:meta>
</office:document-meta>
</file>